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3f84" officeooo:paragraph-rsid="001f3f84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f3f84" officeooo:paragraph-rsid="001f3f84"/>
    </style:style>
    <style:style style:name="P3" style:family="paragraph" style:parent-style-name="Standard">
      <style:paragraph-properties fo:text-align="center" style:justify-single-word="false"/>
      <style:text-properties officeooo:paragraph-rsid="001f3f84"/>
    </style:style>
    <style:style style:name="P4" style:family="paragraph" style:parent-style-name="Standard">
      <style:paragraph-properties fo:text-align="center" style:justify-single-word="false"/>
      <style:text-properties officeooo:rsid="001f3f84" officeooo:paragraph-rsid="001f3f84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officeooo:rsid="001f3f84" officeooo:paragraph-rsid="001f3f84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officeooo:rsid="001f3f84" officeooo:paragraph-rsid="002197de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1f3f84" officeooo:paragraph-rsid="00233de2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f3f84" officeooo:paragraph-rsid="001f3f84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f3f84" officeooo:paragraph-rsid="00233de2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officeooo:rsid="002197de" officeooo:paragraph-rsid="00233de2"/>
    </style:style>
    <style:style style:name="P11" style:family="paragraph" style:parent-style-name="Standard">
      <style:paragraph-properties fo:text-align="center" style:justify-single-word="false"/>
      <style:text-properties officeooo:rsid="00233de2" officeooo:paragraph-rsid="00233de2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rsid="00233de2" officeooo:paragraph-rsid="00233de2"/>
    </style:style>
    <style:style style:name="T1" style:family="text">
      <style:text-properties officeooo:rsid="002197de"/>
    </style:style>
    <style:style style:name="T2" style:family="text">
      <style:text-properties officeooo:rsid="00233d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CAS D’UTILISATION DÉTAILLÉE</text:p>
      <text:p text:style-name="P3"/>
      <text:p text:style-name="P11">Equipe : Amilcar, Catherine et Joyce</text:p>
      <text:p text:style-name="P3"/>
      <text:p text:style-name="P3"/>
      <text:p text:style-name="P1"/>
      <text:p text:style-name="P3"/>
      <text:p text:style-name="P2">Nom : ENVOYER SMS </text:p>
      <text:p text:style-name="P2"/>
      <text:p text:style-name="P9">Acteur : </text:p>
      <text:p text:style-name="P9"><text:tab/><text:span text:style-name="T2">Visiteur,</text:span></text:p>
      <text:p text:style-name="P9"><text:span text:style-name="T2"><text:tab/>Abonné,</text:span></text:p>
      <text:p text:style-name="P9"><text:tab/>Gérante,</text:p>
      <text:p text:style-name="P2"><text:tab/><text:tab/></text:p>
      <text:p text:style-name="P2"/>
      <text:p text:style-name="P2"/>
      <text:p text:style-name="P2"><text:s/>Scénario principal :</text:p>
      <text:p text:style-name="P2"/>
      <text:list xml:id="list2966953183" text:style-name="L1">
        <text:list-item>
          <text:p text:style-name="P5">Le système demande identifiant/mot de passe</text:p>
          <text:p text:style-name="P5"/>
        </text:list-item>
        <text:list-item>
          <text:p text:style-name="P10">si connexion abonné, </text:p>
          <text:list>
            <text:list-item>
              <text:p text:style-name="P10">accès à la page commandes : <text:span text:style-name="T2">création, modification ou annulation d’une commande pour un ou plusieurs produits</text:span></text:p>
            </text:list-item>
            <text:list-item>
              <text:p text:style-name="P12">modification possible de son profil : modification ou désinscription</text:p>
              <text:p text:style-name="P12"/>
            </text:list-item>
          </text:list>
        </text:list-item>
        <text:list-item>
          <text:p text:style-name="P7"><text:span text:style-name="T1">si connexion </text:span>gérante : </text:p>
          <text:list>
            <text:list-item>
              <text:p text:style-name="P7"><text:span text:style-name="T2">redirection</text:span> vers la page « <text:span text:style-name="T1">super-utilisateur » pour :</text:span></text:p>
            </text:list-item>
            <text:list-item>
              <text:p text:style-name="P6"><text:span text:style-name="T1">Gestion d</text:span>es messages à envoyer : <text:s/><text:span text:style-name="T1">créer, modifier ou supprimer message à envoyer aux abonnés : promotion, évènement ou nouveauté.</text:span></text:p>
            </text:list-item>
            <text:list-item>
              <text:p text:style-name="P12">Possibilité de supprimer un profil d’abonné.</text:p>
              <text:p text:style-name="P6"/>
            </text:list-item>
          </text:list>
        </text:list-item>
        <text:list-item>
          <text:p text:style-name="P5">le système contrôle </text:p>
          <text:list>
            <text:list-item>
              <text:p text:style-name="P5">la date de validité du message</text:p>
            </text:list-item>
            <text:list-item>
              <text:p text:style-name="P5">que l’envoi ne se fasse bien que vers les clients qui ont validé l’option SMS,</text:p>
              <text:p text:style-name="P5"/>
            </text:list-item>
          </text:list>
        </text:list-item>
        <text:list-item>
          <text:p text:style-name="P7">le système </text:p>
          <text:list>
            <text:list-item>
              <text:p text:style-name="P7">envoie le message sur les portables</text:p>
            </text:list-item>
            <text:list-item>
              <text:p text:style-name="P12">met à jour le site avec le(s) nouveau(x) message(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6:03:48.752323781</meta:creation-date>
    <dc:date>2019-05-28T16:01:39.839141374</dc:date>
    <meta:editing-duration>PT10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50" meta:character-count="883" meta:non-whitespace-character-count="756"/>
  </office:meta>
</office:document-meta>
</file>